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fo:background-color="transparent" style:may-break-between-rows="true">
        <style:background-image/>
      </style:table-properties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background-color="transparent" fo:keep-together="always">
        <style:background-image/>
      </style:table-row-properties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2" style:family="table-row">
      <style:table-row-properties fo:keep-together="always"/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vat-totals" style:family="table">
      <style:table-properties style:width="8.752cm" table:align="margins" fo:background-color="transparent">
        <style:background-image/>
      </style:table-properties>
    </style:style>
    <style:style style:name="vat-totals.A" style:family="table-column">
      <style:table-column-properties style:column-width="4.009cm" style:rel-column-width="30020*"/>
    </style:style>
    <style:style style:name="vat-totals.B" style:family="table-column">
      <style:table-column-properties style:column-width="1.097cm" style:rel-column-width="8214*"/>
    </style:style>
    <style:style style:name="vat-totals.C" style:family="table-column">
      <style:table-column-properties style:column-width="1.757cm" style:rel-column-width="13154*"/>
    </style:style>
    <style:style style:name="vat-totals.D" style:family="table-column">
      <style:table-column-properties style:column-width="1.889cm" style:rel-column-width="14147*"/>
    </style:style>
    <style:style style:name="vat-totals.1" style:family="table-row">
      <style:table-row-properties fo:background-color="transparent">
        <style:background-image/>
      </style:table-row-properties>
    </style:style>
    <style:style style:name="vat-totals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vat-totals.D1" style:family="table-cell">
      <style:table-cell-properties fo:background-color="#eeeeee" fo:padding="0.049cm" fo:border="0.05pt solid #cccccc" style:writing-mode="page">
        <style:background-image/>
      </style:table-cell-properties>
    </style:style>
    <style:style style:name="vat-totals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D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au1" style:family="table">
      <style:table-properties style:width="7.463cm" table:align="right" fo:background-color="transparent">
        <style:background-image/>
      </style:table-properties>
    </style:style>
    <style:style style:name="Tableau1.A" style:family="table-column">
      <style:table-column-properties style:column-width="3.08cm"/>
    </style:style>
    <style:style style:name="Tableau1.B" style:family="table-column">
      <style:table-column-properties style:column-width="4.383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1.B1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details" style:family="table">
      <style:table-properties style:width="18.002cm" table:align="margins" fo:background-color="transparent" style:may-break-between-rows="false">
        <style:background-image/>
      </style:table-properties>
    </style:style>
    <style:style style:name="details.A" style:family="table-column">
      <style:table-column-properties style:column-width="3.6cm" style:rel-column-width="13107*"/>
    </style:style>
    <style:style style:name="details.1" style:family="table-row">
      <style:table-row-properties fo:background-color="transparent">
        <style:background-image/>
      </style:table-row-properties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E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none" fo:border-top="none" fo:border-bottom="0.05pt solid #000000"/>
    </style:style>
    <style:style style:name="details.E2" style:family="table-cell">
      <style:table-cell-properties fo:padding="0.097cm" fo:border-left="0.05pt solid #000000" fo:border-right="0.05pt solid #000000" fo:border-top="none" fo:border-bottom="0.05pt solid #000000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ato1" fo:font-size="4pt" fo:font-weight="bold" officeooo:rsid="0189c7c4" officeooo:paragraph-rsid="002863be" style:font-size-asian="3.5pt" style:font-weight-asian="bold" style:font-size-complex="4pt" style:font-weight-complex="bold"/>
    </style:style>
    <style:style style:name="P3" style:family="paragraph" style:parent-style-name="Standard">
      <style:text-properties officeooo:paragraph-rsid="0152171b"/>
    </style:style>
    <style:style style:name="P4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ato1" fo:font-size="8pt" fo:font-style="normal" fo:font-weight="normal" officeooo:rsid="022bf6c8" officeooo:paragraph-rsid="019ee0a5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104ab43"/>
    </style:style>
    <style:style style:name="P8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11" style:family="paragraph" style:parent-style-name="Standard">
      <style:paragraph-properties fo:text-align="end" style:justify-single-word="false"/>
      <style:text-properties officeooo:rsid="009f598c" officeooo:paragraph-rsid="019d8114"/>
    </style:style>
    <style:style style:name="P12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13" style:family="paragraph" style:parent-style-name="Standard">
      <style:text-properties officeooo:paragraph-rsid="014cda28"/>
    </style:style>
    <style:style style:name="P14" style:family="paragraph" style:parent-style-name="Standard">
      <style:text-properties officeooo:paragraph-rsid="017a38e6"/>
    </style:style>
    <style:style style:name="P15" style:family="paragraph" style:parent-style-name="Standard">
      <style:paragraph-properties fo:text-align="end" style:justify-single-word="false"/>
      <style:text-properties fo:font-size="4pt" officeooo:rsid="009f598c" officeooo:paragraph-rsid="002863be" style:font-size-asian="3.5pt" style:font-size-complex="4pt"/>
    </style:style>
    <style:style style:name="P16" style:family="paragraph" style:parent-style-name="Standard">
      <style:text-properties fo:font-size="4pt" officeooo:rsid="009f598c" officeooo:paragraph-rsid="0104ab43" style:font-size-asian="3.5pt" style:font-size-complex="4pt"/>
    </style:style>
    <style:style style:name="P17" style:family="paragraph" style:parent-style-name="Standard">
      <style:paragraph-properties fo:text-align="start" style:justify-single-word="false"/>
      <style:text-properties fo:font-size="9pt" officeooo:rsid="019d8114" officeooo:paragraph-rsid="019d8114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ato1" fo:font-size="8pt" officeooo:rsid="0097132b" officeooo:paragraph-rsid="0097132b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Lato1" fo:font-size="8pt" officeooo:rsid="00258c45" officeooo:paragraph-rsid="00258c45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ato1" fo:font-size="8pt" officeooo:rsid="00258c45" officeooo:paragraph-rsid="00365cf9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ato1" fo:font-size="8pt" officeooo:rsid="0099d84f" officeooo:paragraph-rsid="0099d84f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ato1" fo:font-size="8pt" officeooo:rsid="009eaa00" officeooo:paragraph-rsid="009eaa00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1" fo:font-size="8pt" officeooo:rsid="00efb57a" officeooo:paragraph-rsid="00efb57a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Lato1" fo:font-size="8pt" officeooo:rsid="009b575f" officeooo:paragraph-rsid="009b575f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f089b6" officeooo:paragraph-rsid="00f089b6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8pt" officeooo:rsid="019d1de3" officeooo:paragraph-rsid="017a38e6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ato1" fo:font-size="8pt" officeooo:rsid="01a8c2c3" officeooo:paragraph-rsid="017a38e6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8pt" officeooo:rsid="019d8114" officeooo:paragraph-rsid="019d8114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10pt" fo:font-weight="bold" officeooo:rsid="0189c7c4" officeooo:paragraph-rsid="0189c7c4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10pt" fo:font-weight="bold" officeooo:rsid="01afe68c" officeooo:paragraph-rsid="017a38e6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ato1" fo:font-size="10pt" fo:font-weight="bold" officeooo:rsid="022c0e26" officeooo:paragraph-rsid="022c0e26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3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Lato1" fo:font-size="11pt" fo:font-weight="bold" officeooo:rsid="01a4f4c3" officeooo:paragraph-rsid="017a38e6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Lato1" fo:font-size="11pt" fo:font-weight="bold" officeooo:rsid="02294e50" officeooo:paragraph-rsid="02294e50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6pt" fo:font-weight="bold" officeooo:rsid="01afe68c" officeooo:paragraph-rsid="017a38e6" style:font-size-asian="5.25pt" style:font-weight-asian="bold" style:font-size-complex="6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Lato1" fo:font-size="6pt" fo:font-weight="bold" officeooo:rsid="01a4f4c3" officeooo:paragraph-rsid="017a38e6" style:font-size-asian="5.25pt" style:font-weight-asian="bold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ato1" fo:font-size="7pt" officeooo:rsid="022b3b2b" officeooo:paragraph-rsid="019d8114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Lato1" fo:font-size="7pt" officeooo:rsid="022b3b2b" officeooo:paragraph-rsid="019d8114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Lato1" fo:font-size="7pt" officeooo:rsid="022d6be3" officeooo:paragraph-rsid="019d8114" style:font-size-asian="7pt" style:font-size-complex="7pt"/>
    </style:style>
    <style:style style:name="P56" style:family="paragraph" style:parent-style-name="Table_20_Contents">
      <style:paragraph-properties fo:text-align="end" style:justify-single-word="false"/>
      <style:text-properties officeooo:paragraph-rsid="0104ab43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ato1" fo:font-size="8pt" fo:font-weight="normal" officeooo:rsid="017bc5e3" officeooo:paragraph-rsid="019ee0a5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ize="8pt" fo:font-weight="normal" officeooo:paragraph-rsid="019ee0a5" style:font-size-asian="8pt" style:font-weight-asian="normal" style:font-size-complex="8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60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61" style:family="paragraph" style:parent-style-name="Table_20_Heading">
      <style:text-properties style:font-name="Lato1" officeooo:rsid="0157ccff" officeooo:paragraph-rsid="0157ccff"/>
    </style:style>
    <style:style style:name="P62" style:family="paragraph" style:parent-style-name="Table_20_Heading">
      <style:paragraph-properties fo:text-align="center" style:justify-single-word="false"/>
      <style:text-properties style:font-name="Lato1" fo:font-size="10pt" officeooo:rsid="008f6058" officeooo:paragraph-rsid="008f6058" style:font-size-asian="10pt" style:font-size-complex="10pt"/>
    </style:style>
    <style:style style:name="P63" style:family="paragraph" style:parent-style-name="Table_20_Heading">
      <style:paragraph-properties fo:text-align="center" style:justify-single-word="false"/>
      <style:text-properties style:font-name="Lato1" fo:font-size="10pt" officeooo:rsid="00943efe" officeooo:paragraph-rsid="00943efe" style:font-size-asian="10pt" style:font-size-complex="10pt"/>
    </style:style>
    <style:style style:name="P64" style:family="paragraph" style:parent-style-name="Table_20_Heading">
      <style:paragraph-properties fo:text-align="center" style:justify-single-word="false"/>
      <style:text-properties style:font-name="Lato1" fo:font-size="10pt" officeooo:rsid="00f089b6" officeooo:paragraph-rsid="00f089b6" style:font-size-asian="10pt" style:font-size-complex="10pt"/>
    </style:style>
    <style:style style:name="P65" style:family="paragraph" style:parent-style-name="Table_20_Heading">
      <style:paragraph-properties fo:text-align="center" style:justify-single-word="false"/>
      <style:text-properties style:font-name="Lato1" fo:font-size="10pt" officeooo:rsid="00930d52" officeooo:paragraph-rsid="00930d52" style:font-size-asian="10pt" style:font-size-complex="10pt"/>
    </style:style>
    <style:style style:name="P66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style:font-name="Lato1" fo:font-size="10pt" officeooo:rsid="022b3b2b" officeooo:paragraph-rsid="019d8114" style:font-size-asian="10pt" style:font-size-complex="10pt"/>
    </style:style>
    <style:style style:name="P67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b3b2b" officeooo:paragraph-rsid="019d8114" style:font-size-asian="10pt" style:font-size-complex="10pt"/>
    </style:style>
    <style:style style:name="P68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d6be3" officeooo:paragraph-rsid="019d8114" style:font-size-asian="10pt" style:font-size-complex="10pt"/>
    </style:style>
    <style:style style:name="P69" style:family="paragraph" style:parent-style-name="Table_20_Heading">
      <style:text-properties style:font-name="Lato1" fo:font-size="10pt" officeooo:rsid="019cbd7b" officeooo:paragraph-rsid="017a38e6" style:font-size-asian="10pt" style:font-size-complex="10pt"/>
    </style:style>
    <style:style style:name="P70" style:family="paragraph" style:parent-style-name="Table_20_Heading">
      <style:text-properties style:font-name="Lato1" fo:font-size="10pt" officeooo:rsid="01a86f52" officeooo:paragraph-rsid="017a38e6" style:font-size-asian="10pt" style:font-size-complex="10pt"/>
    </style:style>
    <style:style style:name="P71" style:family="paragraph" style:parent-style-name="Table_20_Heading">
      <style:text-properties style:font-name="Lato1" fo:font-size="10pt" officeooo:rsid="019d8114" officeooo:paragraph-rsid="019d8114" style:font-size-asian="10pt" style:font-size-complex="10pt"/>
    </style:style>
    <style:style style:name="P72" style:family="paragraph" style:parent-style-name="Standard">
      <style:paragraph-properties fo:text-align="end" style:justify-single-word="false" fo:break-before="column"/>
      <style:text-properties officeooo:rsid="009f598c" officeooo:paragraph-rsid="019d8114"/>
    </style:style>
    <style:style style:name="P73" style:family="paragraph" style:parent-style-name="Table_20_Contents">
      <style:paragraph-properties fo:text-align="center" style:justify-single-word="false"/>
      <style:text-properties style:font-name="Lato1" fo:font-size="8pt" officeooo:rsid="00258c45" officeooo:paragraph-rsid="00258c45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Lato1" fo:font-size="6pt" fo:font-style="italic" officeooo:rsid="01a4b718" officeooo:paragraph-rsid="01a4b718" style:font-size-asian="6pt" style:font-style-asian="italic" style:font-size-complex="6pt" style:font-style-complex="italic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tyle="normal" style:font-style-asian="normal"/>
    </style:style>
    <style:style style:name="T5" style:family="text">
      <style:text-properties fo:color="#000000" style:font-name="Lato1" officeooo:rsid="02367287"/>
    </style:style>
    <style:style style:name="T6" style:family="text">
      <style:text-properties fo:color="#000000" style:font-name="Lato1" officeooo:rsid="01bdeb22"/>
    </style:style>
    <style:style style:name="T7" style:family="text">
      <style:text-properties fo:color="#000000" style:font-name="Lato1" officeooo:rsid="022bf6c8"/>
    </style:style>
    <style:style style:name="T8" style:family="text">
      <style:text-properties officeooo:rsid="0157ccff"/>
    </style:style>
    <style:style style:name="T9" style:family="text">
      <style:text-properties officeooo:rsid="01ae0a77"/>
    </style:style>
    <style:style style:name="T10" style:family="text">
      <style:text-properties officeooo:rsid="01ac2c3b"/>
    </style:style>
    <style:style style:name="T11" style:family="text">
      <style:text-properties officeooo:rsid="01afa457"/>
    </style:style>
    <style:style style:name="T12" style:family="text">
      <style:text-properties officeooo:rsid="0193999d"/>
    </style:style>
    <style:style style:name="T13" style:family="text">
      <style:text-properties officeooo:rsid="019730b0"/>
    </style:style>
    <style:style style:name="T14" style:family="text">
      <style:text-properties officeooo:rsid="022c0e26"/>
    </style:style>
    <style:style style:name="T15" style:family="text">
      <style:text-properties officeooo:rsid="01588342"/>
    </style:style>
    <style:style style:name="T16" style:family="text">
      <style:text-properties officeooo:rsid="022bf6c8"/>
    </style:style>
    <style:style style:name="T17" style:family="text">
      <style:text-properties officeooo:rsid="0236728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5103*" fo:start-indent="0cm" fo:end-indent="0.249cm"/>
          <style:column style:rel-width="5103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 table:style-name="TableLine94832713627920">
          <table:table-cell table:style-name="infos.A1" office:value-type="string">
            <text:p text:style-name="P45"><draw:frame draw:style-name="fr1" draw:name="company_logo" text:anchor-type="paragraph" svg:width="8.22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1">[RECEIVER_ADDRESS]</text:p>
          </table:table-cell>
        </table:table-row>
        <table:table-row table:style-name="TableLine94832712697808">
          <table:table-cell table:style-name="infos.A1" office:value-type="string">
            <text:p text:style-name="P44">[COMPANY_PHONE]</text:p>
          </table:table-cell>
          <table:covered-table-cell/>
        </table:table-row>
        <table:table-row table:style-name="TableLine94832713913776">
          <table:table-cell table:style-name="infos.A1" office:value-type="string">
            <text:p text:style-name="P42">[COMPANY_EMAIL]</text:p>
          </table:table-cell>
          <table:covered-table-cell/>
        </table:table-row>
        <table:table-row table:style-name="TableLine94832713914816">
          <table:table-cell table:style-name="infos.A1" office:value-type="string">
            <text:p text:style-name="P43">[COMPANY_WEBSITE]</text:p>
          </table:table-cell>
          <table:covered-table-cell/>
        </table:table-row>
        <table:table-row table:style-name="TableLine94832713915904">
          <table:table-cell table:style-name="infos.A1" office:value-type="string">
            <text:p text:style-name="P57"><text:span text:style-name="T15">Banque : </text:span><text:span text:style-name="T16">[BANK_NAME]</text:span></text:p>
            <text:p text:style-name="P58"><text:span text:style-name="T5">C</text:span><text:span text:style-name="T6">ompte : </text:span><text:span text:style-name="T7">[ACCOUNT_HOLDER_NAME]</text:span></text:p>
            <text:p text:style-name="P6">BIC/SWIF<text:span text:style-name="T17">T</text:span> : [BANK_IDENTIFIER_CODE]</text:p>
            <text:p text:style-name="P6">IBAN : [IBAN]</text:p>
          </table:table-cell>
          <table:covered-table-cell/>
        </table:table-row>
      </table:table>
      <text:p text:style-name="P13"/>
      <table:table table:name="title" table:style-name="title">
        <table:table-column table:style-name="title.A"/>
        <table:table-column table:style-name="title.B"/>
        <table:table-column table:style-name="title.C"/>
        <table:table-row table:style-name="TableLine94832713917648">
          <table:table-cell table:style-name="title.A1" office:value-type="string">
            <text:p text:style-name="P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9">[ABORTED]</text:p>
            </text:section>
            <text:p text:style-name="P8"/>
          </table:table-cell>
          <table:table-cell table:style-name="title.A1" office:value-type="string">
            <text:p text:style-name="P4">[DATE]</text:p>
          </table:table-cell>
        </table:table-row>
      </table:table>
      <text:p text:style-name="P5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5">Code</text:p>
            </table:table-cell>
            <table:table-cell table:style-name="items.A1" office:value-type="string">
              <text:p text:style-name="P65">Désignation</text:p>
            </table:table-cell>
            <table:table-cell table:style-name="items.A1" office:value-type="string">
              <text:p text:style-name="P62">Qté</text:p>
            </table:table-cell>
            <table:table-cell table:style-name="items.A1" office:value-type="string">
              <text:p text:style-name="P63">PU HT</text:p>
            </table:table-cell>
            <table:table-cell table:style-name="items.A1" office:value-type="string">
              <text:p text:style-name="P63">Remise <text:span text:style-name="T13">(%)</text:span></text:p>
            </table:table-cell>
            <table:table-cell table:style-name="items.A1" office:value-type="string">
              <text:p text:style-name="P63">Montant</text:p>
              <text:p text:style-name="P63">HT</text:p>
            </table:table-cell>
            <table:table-cell table:style-name="items.A1" office:value-type="string">
              <text:p text:style-name="P62"><text:span text:style-name="T3">Montant</text:span> <text:span text:style-name="T3">TVA</text:span></text:p>
            </table:table-cell>
            <table:table-cell table:style-name="items.A1" office:value-type="string">
              <text:p text:style-name="P63">Taux</text:p>
              <text:p text:style-name="P63">TVA</text:p>
            </table:table-cell>
            <table:table-cell table:style-name="items.I1" office:value-type="string">
              <text:p text:style-name="P64">Montant</text:p>
              <text:p text:style-name="P64">TTC</text:p>
            </table:table-cell>
          </table:table-row>
        </table:table-header-rows>
        <table:table-row table:style-name="items.2">
          <table:table-cell table:style-name="items.A2" office:value-type="string">
            <text:p text:style-name="P21">[CODE]</text:p>
          </table:table-cell>
          <table:table-cell table:style-name="items.B2" office:value-type="string">
            <text:p text:style-name="P22">[VARIANT]</text:p>
            <text:p text:style-name="P74">[ANNOTATION]</text:p>
          </table:table-cell>
          <table:table-cell table:style-name="items.C2" office:value-type="string">
            <text:p text:style-name="P22">[QUANTITY]</text:p>
          </table:table-cell>
          <table:table-cell table:style-name="items.D2" office:value-type="string">
            <text:p text:style-name="P24">[UNIT_PRETAX_AMOUNT]</text:p>
          </table:table-cell>
          <table:table-cell table:style-name="items.E2" office:value-type="string">
            <text:p text:style-name="P25">[DISCOUNT]</text:p>
          </table:table-cell>
          <table:table-cell table:style-name="items.F2" office:value-type="string">
            <text:p text:style-name="P23">[PRETAX_AMOUNT]</text:p>
          </table:table-cell>
          <table:table-cell table:style-name="items.G2" office:value-type="string">
            <text:p text:style-name="P26">[VAT_AMOUNT]</text:p>
          </table:table-cell>
          <table:table-cell table:style-name="items.H2" office:value-type="string">
            <text:p text:style-name="P27">[VAT_RATE]</text:p>
          </table:table-cell>
          <table:table-cell table:style-name="items.I2" office:value-type="string">
            <text:p text:style-name="P28">[AMOUNT]</text:p>
          </table:table-cell>
        </table:table-row>
      </table:table>
      <text:p text:style-name="P15"/>
      <text:section text:style-name="Sect2" text:name="section-totals">
        <text:p text:style-name="P11"/>
        <table:table table:name="vat-totals" table:style-name="vat-totals">
          <table:table-column table:style-name="vat-totals.A"/>
          <table:table-column table:style-name="vat-totals.B"/>
          <table:table-column table:style-name="vat-totals.C"/>
          <table:table-column table:style-name="vat-totals.D"/>
          <table:table-header-rows>
            <table:table-row table:style-name="vat-totals.1">
              <table:table-cell table:style-name="vat-totals.A1" office:value-type="string">
                <text:p text:style-name="P66">Taxe</text:p>
              </table:table-cell>
              <table:table-cell table:style-name="vat-totals.A1" office:value-type="string">
                <text:p text:style-name="P68">Taux</text:p>
              </table:table-cell>
              <table:table-cell table:style-name="vat-totals.A1" office:value-type="string">
                <text:p text:style-name="P67">Base HT</text:p>
              </table:table-cell>
              <table:table-cell table:style-name="vat-totals.D1" office:value-type="string">
                <text:p text:style-name="P67">Montant</text:p>
              </table:table-cell>
            </table:table-row>
          </table:table-header-rows>
          <table:table-row table:style-name="TableLine94832713979840">
            <table:table-cell table:style-name="vat-totals.A2" office:value-type="string">
              <text:p text:style-name="P53">[VAT_NAME]</text:p>
            </table:table-cell>
            <table:table-cell table:style-name="vat-totals.B2" office:value-type="string">
              <text:p text:style-name="P55">[VAT_RATE]</text:p>
            </table:table-cell>
            <table:table-cell table:style-name="vat-totals.C2" office:value-type="string">
              <text:p text:style-name="P54">[VAT_BASE]</text:p>
            </table:table-cell>
            <table:table-cell table:style-name="vat-totals.D2" office:value-type="string">
              <text:p text:style-name="P54">[VAT_AMOUNT]</text:p>
            </table:table-cell>
          </table:table-row>
        </table:table>
        <text:p text:style-name="P17">Ce devis et ses conditions générales sont valables jusqu’au [EXPIRED_AT]</text:p>
        <text:p text:style-name="P7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35">Total HT <text:s/></text:p>
            </table:table-cell>
            <table:table-cell table:style-name="Tableau1.B1" office:value-type="string">
              <text:p text:style-name="P48">[TOTAL_PRETAX] <text:span text:style-name="T14">€</text:span></text:p>
            </table:table-cell>
          </table:table-row>
          <table:table-row table:style-name="Tableau1.1">
            <table:table-cell table:style-name="Tableau1.A1" office:value-type="string">
              <text:p text:style-name="P35">Total TVA</text:p>
            </table:table-cell>
            <table:table-cell table:style-name="Tableau1.B2" office:value-type="string">
              <text:p text:style-name="P48">[TOTAL_VAT] <text:span text:style-name="T14">€</text:span></text:p>
            </table:table-cell>
          </table:table-row>
          <table:table-row table:style-name="Tableau1.1">
            <table:table-cell table:style-name="Tableau1.A1" office:value-type="string">
              <text:p text:style-name="P35">Total TTC</text:p>
            </table:table-cell>
            <table:table-cell table:style-name="Tableau1.B3" office:value-type="string">
              <text:p text:style-name="P48">[TOTAL] <text:span text:style-name="T14">€</text:span></text:p>
            </table:table-cell>
          </table:table-row>
        </table:table>
        <text:p text:style-name="P11"/>
      </text:section>
      <text:p text:style-name="P2"/>
      <text:p text:style-name="P33"/>
      <text:p text:style-name="P34">Récapitulatif de l’affaire : <text:span text:style-name="T12">[AFFAIR_NUMBER] au [DATE]</text:span></text:p>
      <text:p text:style-name="P51"/>
      <table:table table:name="details" table:style-name="details">
        <table:table-column table:style-name="details.A" table:number-columns-repeated="5"/>
        <table:table-header-rows>
          <table:table-row table:style-name="details.1">
            <table:table-cell table:style-name="details.A1" office:value-type="string">
              <text:p text:style-name="P69">Date</text:p>
            </table:table-cell>
            <table:table-cell table:style-name="details.A1" office:value-type="string">
              <text:p text:style-name="P69">N° <text:span text:style-name="T9">de pièce</text:span></text:p>
            </table:table-cell>
            <table:table-cell table:style-name="details.A1" office:value-type="string">
              <text:p text:style-name="P71">Mode</text:p>
            </table:table-cell>
            <table:table-cell table:style-name="details.A1" office:value-type="string">
              <text:p text:style-name="P69">Versements</text:p>
            </table:table-cell>
            <table:table-cell table:style-name="details.E1" office:value-type="string">
              <text:p text:style-name="P70"><text:span text:style-name="T10">V</text:span>ente(s) liée(s)</text:p>
            </table:table-cell>
          </table:table-row>
        </table:table-header-rows>
        <table:table-row table:style-name="TableLine94832714006624">
          <table:table-cell table:style-name="details.A2" office:value-type="string">
            <text:p text:style-name="P29">[PAYMENT_DATE]</text:p>
          </table:table-cell>
          <table:table-cell table:style-name="details.B2" office:value-type="string">
            <text:p text:style-name="P29">[PAYMENT_NUMBER]</text:p>
          </table:table-cell>
          <table:table-cell table:style-name="details.C2" office:value-type="string">
            <text:p text:style-name="P31">[PAYMENT_MODE]</text:p>
          </table:table-cell>
          <table:table-cell table:style-name="details.D2" office:value-type="string">
            <text:p text:style-name="P29">[PAYMENT_AMOUNT]</text:p>
          </table:table-cell>
          <table:table-cell table:style-name="details.E2" office:value-type="string">
            <text:p text:style-name="P30">[SALE_AFFAIR]</text:p>
          </table:table-cell>
        </table:table-row>
      </table:table>
      <text:p text:style-name="P52"/>
      <text:p text:style-name="P47"><text:span text:style-name="T11">Net à [ACTION] : [LEFT_TO_PAY]</text:span> <text:span text:style-name="T4">€</text:span></text:p>
      <text:p text:style-name="P14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12"/>
              <text:p text:style-name="P12">Veuillez apposer la mention</text:p>
              <text:p text:style-name="P12">« Bon pour accord », dater</text:p>
              <text:p text:style-name="P12">et signer.</text:p>
              <text:p text:style-name="P7"/>
            </table:table-cell>
            <table:table-cell table:style-name="signature.B1" office:value-type="string">
              <text:p text:style-name="P56"/>
            </table:table-cell>
          </table:table-row>
        </table:table>
        <text:p text:style-name="P16"/>
      </text:section>
      <text:section text:style-name="Sect1" text:name="Section-parcels">
        <table:table table:name="parcel-title" table:style-name="parcel-title">
          <table:table-column table:style-name="parcel-title.A"/>
          <table:table-row table:style-name="TableLine94832714019312">
            <table:table-cell table:style-name="parcel-title.A1" office:value-type="string">
              <text:p text:style-name="P50">Col<text:span text:style-name="T8">is</text:span></text:p>
            </table:table-cell>
          </table:table-row>
        </table:table>
        <text:p text:style-name="P1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 table:style-name="TableLine94832714024000">
              <table:table-cell table:style-name="parcels.A1" office:value-type="string">
                <text:p text:style-name="P61">Code</text:p>
              </table:table-cell>
              <table:table-cell table:style-name="parcels.A1" office:value-type="string">
                <text:p text:style-name="P60">Désignation</text:p>
              </table:table-cell>
              <table:table-cell table:style-name="parcels.A1" office:value-type="string">
                <text:p text:style-name="P59">Qté</text:p>
              </table:table-cell>
              <table:table-cell table:style-name="parcels.A1" office:value-type="string">
                <text:p text:style-name="P46">Numéro du colis</text:p>
              </table:table-cell>
              <table:table-cell table:style-name="parcels.E1" office:value-type="string">
                <text:p text:style-name="P49">Planifié le</text:p>
              </table:table-cell>
            </table:table-row>
          </table:table-header-rows>
          <table:table-row table:style-name="TableLine94832714035328">
            <table:table-cell table:style-name="parcels.A2" office:value-type="string">
              <text:p text:style-name="P36">[PARCEL_CODE]</text:p>
            </table:table-cell>
            <table:table-cell table:style-name="parcels.B2" office:value-type="string">
              <text:p text:style-name="P37">[PARCEL_VARIANT]</text:p>
            </table:table-cell>
            <table:table-cell table:style-name="parcels.C2" office:value-type="string">
              <text:p text:style-name="P38">[PARCEL_QUANTITY]</text:p>
            </table:table-cell>
            <table:table-cell table:style-name="parcels.D2" office:value-type="string">
              <text:p text:style-name="P39">[PARCEL_NUMBER]</text:p>
            </table:table-cell>
            <table:table-cell table:style-name="parcels.E2" office:value-type="string">
              <text:p text:style-name="P40">[PLANNED_AT]</text:p>
            </table:table-cell>
          </table:table-row>
        </table:table>
        <text:p text:style-name="P15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2.584cm" style:rel-column-width="45810*"/>
    </style:style>
    <style:style style:name="footer.C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832713546000">
            <table:table-cell table:style-name="footer.A1" office:value-type="string">
              <text:p text:style-name="MP3">[DATE]</text:p>
            </table:table-cell>
            <table:table-cell table:style-name="footer.A1" office:value-type="string">
              <text:p text:style-name="MP4">[FOOTER]</text:p>
            </table:table-cell>
            <table:table-cell table:style-name="footer.A1" office:value-type="string">
              <text:p text:style-name="MP5"><text:page-number text:select-page="current">2</text:page-number>/<text:page-count>2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2-02-08T14:58:24.009882554</dc:date>
    <meta:editing-duration>PT20H28M35S</meta:editing-duration>
    <meta:editing-cycles>359</meta:editing-cycles>
    <meta:document-statistic meta:table-count="10" meta:image-count="1" meta:object-count="0" meta:page-count="2" meta:paragraph-count="78" meta:word-count="133" meta:character-count="1011" meta:non-whitespace-character-count="953"/>
  </office:meta>
</office:document-meta>
</file>